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/>
    </style:style>
    <style:style style:name="ce9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 style:data-style-name="N109">
      <style:table-cell-properties fo:border="0.002cm solid #000000"/>
    </style:style>
    <style:style style:name="ce11" style:family="table-cell" style:parent-style-name="Default" style:data-style-name="N109">
      <style:table-cell-properties fo:border-bottom="0.035cm solid #000000" fo:border-left="0.002cm solid #000000" fo:border-right="0.002cm solid #000000" fo:border-top="0.002cm solid #000000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13" style:family="table-cell" style:parent-style-name="Default" style:data-style-name="N110">
      <style:table-cell-properties fo:border-bottom="0.035cm solid #000000" fo:border-left="0.002cm solid #000000" fo:border-right="0.002cm solid #000000" fo:border-top="0.002cm solid #000000" style:vertical-align="middle"/>
    </style:style>
    <style:style style:name="ce14" style:family="table-cell" style:parent-style-name="Default">
      <style:table-cell-properties fo:border-bottom="0.035cm solid #000000" fo:border-left="0.002cm solid #000000" fo:border-right="0.002cm solid #000000" fo:border-top="0.002cm solid #000000" style:vertical-align="middle"/>
    </style:style>
    <style:style style:name="ce15" style:family="table-cell" style:parent-style-name="Default" style:data-style-name="N108">
      <style:table-cell-properties fo:border="0.002cm solid #000000"/>
    </style:style>
    <style:style style:name="ce16" style:family="table-cell" style:parent-style-name="Default" style:data-style-name="N108">
      <style:table-cell-properties fo:border-bottom="0.035cm solid #000000" fo:border-left="0.002cm solid #000000" fo:border-right="0.002cm solid #000000" fo:border-top="0.002cm solid #000000"/>
    </style:style>
    <style:style style:name="ce17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style:font-name="Arial1"/>
    </style:style>
    <style:style style:name="ce19" style:family="table-cell" style:parent-style-name="Default" style:data-style-name="N2">
      <style:table-cell-properties fo:border-bottom="0.002cm solid #000000" fo:border-left="0.002cm solid #000000" fo:border-right="0.035cm solid #000000" fo:border-top="0.002cm solid #000000"/>
    </style:style>
    <style:style style:name="ce20" style:family="table-cell" style:parent-style-name="Default" style:data-style-name="N2">
      <style:table-cell-properties fo:border-bottom="0.035cm solid #000000" fo:border-left="0.002cm solid #000000" fo:border-right="0.035cm solid #000000" fo:border-top="0.002cm solid #000000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22" style:family="table-cell" style:parent-style-name="Default" style:data-style-name="N110">
      <style:table-cell-properties fo:border-bottom="0.035cm solid #000000" fo:border-left="0.002cm solid #000000" fo:border-right="0.035cm solid #000000" fo:border-top="0.002cm solid #000000"/>
    </style:style>
    <style:style style:name="ce2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  <style:text-properties style:font-name="Arial1"/>
    </style:style>
    <style:style style:name="ce2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25" style:family="table-cell" style:parent-style-name="Default" style:data-style-name="N109">
      <style:table-cell-properties fo:border-bottom="0.002cm solid #000000" fo:border-left="0.002cm solid #000000" fo:border-right="0.035cm solid #000000" fo:border-top="0.002cm solid #000000"/>
    </style:style>
    <style:style style:name="ce26" style:family="table-cell" style:parent-style-name="Default" style:data-style-name="N109">
      <style:table-cell-properties fo:border-bottom="0.035cm solid #000000" fo:border-left="0.002cm solid #000000" fo:border-right="0.035cm solid #000000" fo:border-top="0.002cm solid #000000"/>
    </style:style>
    <style:style style:name="ce27" style:family="table-cell" style:parent-style-name="Default" style:data-style-name="N109">
      <style:table-cell-properties fo:border-bottom="0.035cm solid #000000" fo:border-left="0.002cm solid #000000" fo:border-right="0.035cm solid #000000" fo:border-top="0.035cm solid #000000"/>
    </style:style>
    <style:style style:name="ce28" style:family="table-cell" style:parent-style-name="Default" style:data-style-name="N1">
      <style:table-cell-properties fo:border-bottom="0.002cm solid #000000" fo:border-left="0.002cm solid #000000" fo:border-right="0.035cm solid #000000" fo:border-top="0.002cm solid #000000"/>
    </style:style>
    <style:style style:name="ce29" style:family="table-cell" style:parent-style-name="Default" style:data-style-name="N1">
      <style:table-cell-properties fo:border-bottom="0.035cm solid #000000" fo:border-left="0.002cm solid #000000" fo:border-right="0.035cm solid #000000" fo:border-top="0.002cm solid #000000"/>
    </style:style>
    <style:style style:name="ce30" style:family="table-cell" style:parent-style-name="Default" style:data-style-name="N1">
      <style:table-cell-properties fo:border-bottom="0.035cm solid #000000" fo:border-left="0.002cm solid #000000" fo:border-right="0.035cm solid #000000" fo:border-top="0.035cm solid #000000"/>
    </style:style>
    <style:style style:name="ce31" style:family="table-cell" style:parent-style-name="Default" style:data-style-name="N108"/>
    <style:style style:name="gr1" style:family="graphic">
      <style:graphic-properties draw:stroke="none" svg:stroke-width="0.05cm" svg:stroke-color="#000000" draw:marker-start-width="0.38cm" draw:marker-end-width="0.38cm" draw:fill="none" draw:textarea-horizontal-align="center" draw:textarea-vertical-align="middle" fo:padding-top="0.025cm" fo:padding-bottom="0.025cm" fo:padding-left="0.025cm" fo:padding-right="0.025cm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Arial1"/>
    </style:style>
    <style:style style:name="T5" style:family="text">
      <style:text-properties style:text-position="-33% 58%" style:font-name="Arial1"/>
    </style:style>
    <style:style style:name="T6" style:family="text">
      <style:text-properties style:text-position="0% 100%" style:font-name="Arial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0% 100%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default-cell-style-name="ce6"/>
        <table:table-column table:style-name="co2" table:default-cell-style-name="ce10"/>
        <table:table-column table:style-name="co2" table:default-cell-style-name="ce19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</text:p>
          </table:table-cell>
          <table:table-cell table:style-name="ce5" office:value-type="string">
            <text:p>2x<text:span text:style-name="T1">m</text:span>, мм</text:p>
          </table:table-cell>
          <table:table-cell table:style-name="ce5" office:value-type="string">
            <text:p>x<text:span text:style-name="T1">m</text:span>, мм</text:p>
          </table:table-cell>
          <table:table-cell table:style-name="ce5" office:value-type="string">
            <text:p>L, см</text:p>
          </table:table-cell>
          <table:table-cell table:style-name="ce5" office:value-type="string">
            <text:p>d, мм</text:p>
          </table:table-cell>
          <table:table-cell table:style-name="ce18" office:value-type="string">
            <text:p>λ, нм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style-name="ce6" table:formula="of:=[.B2]/2" office:value-type="float" office:value="16">
            <text:p>16</text:p>
          </table:table-cell>
          <table:table-cell table:style-name="ce14" office:value-type="float" office:value="24" table:number-columns-spanned="1" table:number-rows-spanned="4">
            <text:p>24</text:p>
          </table:table-cell>
          <table:table-cell table:style-name="ce14" office:value-type="float" office:value="0.01" table:number-columns-spanned="1" table:number-rows-spanned="4">
            <text:p>0,01</text:p>
          </table:table-cell>
          <table:table-cell table:style-name="ce28" table:formula="of:=100000*[.$E$2]*[.C2]/[.$D$2]/[.A2]" office:value-type="float" office:value="666.666666666667">
            <text:p>66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style-name="ce6" table:formula="of:=[.B3]/2" office:value-type="float" office:value="31">
            <text:p>31</text:p>
          </table:table-cell>
          <table:covered-table-cell table:number-columns-repeated="2" table:style-name="ce6"/>
          <table:table-cell table:style-name="ce28" table:formula="of:=100000*[.$E$2]*[.C3]/[.$D$2]/[.A3]" office:value-type="float" office:value="645.833333333333">
            <text:p>64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table:style-name="ce6" table:formula="of:=[.B4]/2" office:value-type="float" office:value="47">
            <text:p>47</text:p>
          </table:table-cell>
          <table:covered-table-cell table:number-columns-repeated="2" table:style-name="ce6"/>
          <table:table-cell table:style-name="ce28" table:formula="of:=100000*[.$E$2]*[.C4]/[.$D$2]/[.A4]" office:value-type="float" office:value="652.777777777778">
            <text:p>653</text:p>
          </table:table-cell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7" office:value-type="float" office:value="128">
            <text:p>128</text:p>
          </table:table-cell>
          <table:table-cell table:style-name="ce7" table:formula="of:=[.B5]/2" office:value-type="float" office:value="64">
            <text:p>64</text:p>
          </table:table-cell>
          <table:covered-table-cell table:number-columns-repeated="2" table:style-name="ce7"/>
          <table:table-cell table:style-name="ce29" table:formula="of:=100000*[.$E$2]*[.C5]/[.$D$2]/[.A5]" office:value-type="float" office:value="666.666666666667">
            <text:p>667</text:p>
          </table:table-cell>
        </table:table-row>
        <table:table-row table:style-name="ro2">
          <table:table-cell table:style-name="Default" table:number-columns-repeated="4"/>
          <table:table-cell table:style-name="ce23" office:value-type="string">
            <text:p>&lt;λ&gt;, нм</text:p>
          </table:table-cell>
          <table:table-cell table:style-name="ce30" table:formula="of:=AVERAGE([.F2:.F5])" office:value-type="float" office:value="657.986111111111">
            <text:p>658</text:p>
          </table:table-cell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>
            <text:p>m</text:p>
          </table:table-cell>
          <table:table-cell table:style-name="ce5" office:value-type="string">
            <text:p>d, мм</text:p>
          </table:table-cell>
          <table:table-cell table:style-name="ce5" office:value-type="string">
            <text:p>L, см</text:p>
          </table:table-cell>
          <table:table-cell table:style-name="ce5" office:value-type="string">
            <text:p><text:span text:style-name="T3">sin</text:span>(<text:span text:style-name="T4">φ</text:span><text:span text:style-name="T5">m</text:span><text:span text:style-name="T6">)</text:span></text:p>
          </table:table-cell>
          <table:table-cell table:style-name="ce24" office:value-type="string">
            <text:p><text:span text:style-name="T7">r</text:span>, мкм</text:p>
          </table:table-cell>
          <table:table-cell>
            <draw:frame table:end-cell-address="Лист1.J22" table:end-x="1.86cm" table:end-y="0.048cm" draw:z-index="0" draw:style-name="gr1" draw:text-style-name="P1" svg:width="9.789cm" svg:height="6.502cm" svg:x="1.103cm" svg:y="0.085cm">
              <draw:object draw:notify-on-update-of-ranges="Лист1.C25:Лист1.C33 Лист1.D25:Лист1.D3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9" office:value-type="float" office:value="37.5" table:number-columns-spanned="1" table:number-rows-spanned="4">
            <text:p>37,5</text:p>
          </table:table-cell>
          <table:table-cell table:style-name="ce15" table:formula="of:=[.B9]/2/[.$C$9]/10" office:value-type="float" office:value="0.024">
            <text:p>0,0240</text:p>
          </table:table-cell>
          <table:table-cell table:style-name="ce25" table:formula="of:=0.61*[.$F$6]/[.D9]/1000" office:value-type="float" office:value="16.7238136574074">
            <text:p>16,7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covered-table-cell table:style-name="ce6"/>
          <table:table-cell table:style-name="ce15" table:formula="of:=[.B10]/2/[.$C$9]/10" office:value-type="float" office:value="0.0306666666666667">
            <text:p>0,0307</text:p>
          </table:table-cell>
          <table:table-cell table:style-name="ce25" table:formula="of:=0.82*[.$F$6]/[.D10]/1000" office:value-type="float" office:value="17.5939764492754">
            <text:p>17,6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covered-table-cell table:style-name="ce6"/>
          <table:table-cell table:style-name="ce15" table:formula="of:=[.B11]/2/[.$C$9]/10" office:value-type="float" office:value="0.0466666666666667">
            <text:p>0,0467</text:p>
          </table:table-cell>
          <table:table-cell table:style-name="ce25" table:formula="of:=1.11*[.$F$6]/[.D11]/1000" office:value-type="float" office:value="15.6506696428571">
            <text:p>15,7</text:p>
          </table:table-cell>
          <table:table-cell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7" office:value-type="float" office:value="42">
            <text:p>42</text:p>
          </table:table-cell>
          <table:covered-table-cell table:style-name="ce7"/>
          <table:table-cell table:style-name="ce16" table:formula="of:=[.B12]/2/[.$C$9]/10" office:value-type="float" office:value="0.056">
            <text:p>0,0560</text:p>
          </table:table-cell>
          <table:table-cell table:style-name="ce26" table:formula="of:=1.34*[.$F$6]/[.D12]/1000" office:value-type="float" office:value="15.7446676587302">
            <text:p>15,7</text:p>
          </table:table-cell>
          <table:table-cell/>
        </table:table-row>
        <table:table-row table:style-name="ro3">
          <table:table-cell table:style-name="Default" table:number-columns-repeated="3"/>
          <table:table-cell table:style-name="ce17" office:value-type="string">
            <text:p><text:span text:style-name="T3">&lt;</text:span><text:span text:style-name="T7">r</text:span><text:span text:style-name="T3">&gt;</text:span>, мкм</text:p>
          </table:table-cell>
          <table:table-cell table:style-name="ce27" table:formula="of:=AVERAGE([.E9:.E12])" office:value-type="float" office:value="16.4282818520675">
            <text:p>16,4</text:p>
          </table:table-cell>
          <table:table-cell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>
            <text:p>m</text:p>
          </table:table-cell>
          <table:table-cell table:style-name="ce5" office:value-type="string">
            <text:p>2x<text:span text:style-name="T1">m</text:span>, мм</text:p>
          </table:table-cell>
          <table:table-cell table:style-name="ce5" office:value-type="string">
            <text:p>x<text:span text:style-name="T1">m</text:span>, мм</text:p>
          </table:table-cell>
          <table:table-cell table:style-name="ce5" office:value-type="string">
            <text:p>L, см</text:p>
          </table:table-cell>
          <table:table-cell table:style-name="ce24" office:value-type="string">
            <text:p>b, мкм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16]/2" office:value-type="float" office:value="4">
            <text:p>4,0</text:p>
          </table:table-cell>
          <table:table-cell table:style-name="ce14" office:value-type="float" office:value="127" table:number-columns-spanned="1" table:number-rows-spanned="6">
            <text:p>127</text:p>
          </table:table-cell>
          <table:table-cell table:style-name="ce28" table:formula="of:=[.A16]*[.$F$6]*[.$D$16]/[.C16]/100" office:value-type="float" office:value="208.910590277778">
            <text:p>209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[.B17]/2" office:value-type="float" office:value="7">
            <text:p>7,0</text:p>
          </table:table-cell>
          <table:covered-table-cell table:style-name="ce6"/>
          <table:table-cell table:style-name="ce28" table:formula="of:=[.A17]*[.$F$6]*[.$D$16]/[.C17]/100" office:value-type="float" office:value="238.75496031746">
            <text:p>239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formula="of:=[.B18]/2" office:value-type="float" office:value="9.5">
            <text:p>9,5</text:p>
          </table:table-cell>
          <table:covered-table-cell table:style-name="ce6"/>
          <table:table-cell table:style-name="ce28" table:formula="of:=[.A18]*[.$F$6]*[.$D$16]/[.C18]/100" office:value-type="float" office:value="263.887061403509">
            <text:p>264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[.B19]/2" office:value-type="float" office:value="13">
            <text:p>13,0</text:p>
          </table:table-cell>
          <table:covered-table-cell table:style-name="ce6"/>
          <table:table-cell table:style-name="ce28" table:formula="of:=[.A19]*[.$F$6]*[.$D$16]/[.C19]/100" office:value-type="float" office:value="257.120726495726">
            <text:p>257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formula="of:=[.B20]/2" office:value-type="float" office:value="15.5">
            <text:p>15,5</text:p>
          </table:table-cell>
          <table:covered-table-cell table:style-name="ce6"/>
          <table:table-cell table:style-name="ce28" table:formula="of:=[.A20]*[.$F$6]*[.$D$16]/[.C20]/100" office:value-type="float" office:value="269.562051971326">
            <text:p>270</text:p>
          </table:table-cell>
          <table:table-cell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7" office:value-type="float" office:value="35">
            <text:p>35</text:p>
          </table:table-cell>
          <table:table-cell table:style-name="ce11" table:formula="of:=[.B21]/2" office:value-type="float" office:value="17.5">
            <text:p>17,5</text:p>
          </table:table-cell>
          <table:covered-table-cell table:style-name="ce7"/>
          <table:table-cell table:style-name="ce29" table:formula="of:=[.A21]*[.$F$6]*[.$D$16]/[.C21]/100" office:value-type="float" office:value="286.505952380952">
            <text:p>287</text:p>
          </table:table-cell>
          <table:table-cell/>
        </table:table-row>
        <table:table-row table:style-name="ro2">
          <table:table-cell table:style-name="Default" table:number-columns-repeated="3"/>
          <table:table-cell table:style-name="ce17" office:value-type="string">
            <text:p>&lt;b&gt;, мкм</text:p>
          </table:table-cell>
          <table:table-cell table:style-name="ce30" table:formula="of:=AVERAGE([.E16:.E21])" office:value-type="float" office:value="254.123557141125">
            <text:p>254</text:p>
          </table:table-cell>
          <table:table-cell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>
            <text:p>m</text:p>
          </table:table-cell>
          <table:table-cell table:style-name="ce5" office:value-type="string">
            <text:p>2x<text:span text:style-name="T1">m</text:span>, мм</text:p>
          </table:table-cell>
          <table:table-cell table:style-name="ce5" office:value-type="string">
            <text:p>x<text:span text:style-name="T1">m</text:span>, мм</text:p>
          </table:table-cell>
          <table:table-cell table:style-name="ce18" office:value-type="string">
            <text:p>ξ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[.B25]/2" office:value-type="float" office:value="8.5">
            <text:p>8,5</text:p>
          </table:table-cell>
          <table:table-cell office:value-type="float" office:value="1.27">
            <text:p>1,27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formula="of:=[.B26]/2" office:value-type="float" office:value="13.5">
            <text:p>13,5</text:p>
          </table:table-cell>
          <table:table-cell office:value-type="float" office:value="1.89">
            <text:p>1,89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formula="of:=[.B27]/2" office:value-type="float" office:value="17">
            <text:p>17,0</text:p>
          </table:table-cell>
          <table:table-cell office:value-type="float" office:value="2.35">
            <text:p>2,3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formula="of:=[.B28]/2" office:value-type="float" office:value="18.5">
            <text:p>18,5</text:p>
          </table:table-cell>
          <table:table-cell office:value-type="float" office:value="2.75">
            <text:p>2,75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formula="of:=[.B29]/2" office:value-type="float" office:value="21">
            <text:p>21,0</text:p>
          </table:table-cell>
          <table:table-cell office:value-type="float" office:value="3.08">
            <text:p>3,08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formula="of:=[.B30]/2" office:value-type="float" office:value="22.5">
            <text:p>22,5</text:p>
          </table:table-cell>
          <table:table-cell office:value-type="float" office:value="3.4">
            <text:p>3,40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table:formula="of:=[.B31]/2" office:value-type="float" office:value="24">
            <text:p>24,0</text:p>
          </table:table-cell>
          <table:table-cell office:value-type="float" office:value="3.68">
            <text:p>3,68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table:formula="of:=[.B32]/2" office:value-type="float" office:value="26">
            <text:p>26,0</text:p>
          </table:table-cell>
          <table:table-cell office:value-type="float" office:value="3.94">
            <text:p>3,94</text:p>
          </table:table-cell>
          <table:table-cell table:style-name="ce31"/>
          <table:table-cell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7" office:value-type="float" office:value="53">
            <text:p>53</text:p>
          </table:table-cell>
          <table:table-cell table:style-name="ce11" table:formula="of:=[.B33]/2" office:value-type="float" office:value="26.5">
            <text:p>26,5</text:p>
          </table:table-cell>
          <table:table-cell table:style-name="ce20" office:value-type="float" office:value="4.17">
            <text:p>4,17</text:p>
          </table:table-cell>
          <table:table-cell table:number-columns-repeated="2"/>
        </table:table-row>
        <table:table-row table:style-name="ro1">
          <table:table-cell table:style-name="ce4" office:value-type="string">
            <text:p>L, см</text:p>
          </table:table-cell>
          <table:table-cell table:style-name="ce8" office:value-type="string">
            <text:p>F, мм</text:p>
          </table:table-cell>
          <table:table-cell table:style-name="ce12" office:value-type="string">
            <text:p>K, мм<text:span text:style-name="T2">-1</text:span></text:p>
          </table:table-cell>
          <table:table-cell table:style-name="ce21" office:value-type="string">
            <text:p>K<text:span text:style-name="T1">теор </text:span><text:span text:style-name="T8">, мм</text:span><text:span text:style-name="T2">-1</text:span></text:p>
          </table:table-cell>
          <table:table-cell table:number-columns-repeated="2"/>
        </table:table-row>
        <table:table-row table:style-name="ro2">
          <table:table-cell table:style-name="ce3" office:value-type="float" office:value="140">
            <text:p>140</text:p>
          </table:table-cell>
          <table:table-cell table:style-name="ce7" office:value-type="float" office:value="15">
            <text:p>15</text:p>
          </table:table-cell>
          <table:table-cell table:style-name="ce13" table:formula="of:=SLOPE([.D25:.D33];[.C25:.C33])" office:value-type="float" office:value="0.161746801085692">
            <text:p>0,162</text:p>
          </table:table-cell>
          <table:table-cell table:style-name="ce22" table:formula="of:=100*SQRT(2*[.B35]/[.F6]/[.A35]/([.A35]+[.B35]/10))" office:value-type="float" office:value="0.151708539117208">
            <text:p>0,15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24.04.2015</text:date>, <text:time>16:19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4-10T09:09:49.09</meta:creation-date>
    <dc:date>2015-04-24T16:19:43.45</dc:date>
    <dc:creator>Егор Клёнин</dc:creator>
    <meta:editing-duration>PT1H58M59S</meta:editing-duration>
    <meta:editing-cycles>7</meta:editing-cycles>
    <meta:generator>OpenOffice/4.1.1$Win32 OpenOffice.org_project/411m6$Build-9775</meta:generator>
    <meta:document-statistic meta:table-count="1" meta:cell-count="1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symbol-type="automatic" chart:include-hidden-cells="false" chart:treat-empty-cells="ignore" chart:right-angled-axes="true" chart:regression-type="linear"/>
    </style:style>
    <style:style style:name="ch3" style:family="chart" style:data-style-name="N109">
      <style:chart-properties chart:display-label="true" chart:logarithmic="false" chart:minimum="0" chart:reverse-direction="false" text:line-break="false" chart:axis-position="0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79cm" svg:height="6.503cm" xlink:href=".." xlink:type="simple" chart:class="chart:scatter" chart:style-name="ch1">
        <chart:plot-area chart:style-name="ch2" table:cell-range-address="Лист1.C25:Лист1.D33" svg:x="0.272cm" svg:y="0.571cm" svg:width="9.446cm" svg:height="5.638cm">
          <chartooo:coordinate-region svg:x="1.184cm" svg:y="0.783cm" svg:width="8.202cm" svg:height="4.753cm"/>
          <chart:axis chart:dimension="x" chart:name="primary-x" chart:style-name="ch3">
            <chart:title svg:x="8.548cm" svg:y="5.04cm" chart:style-name="ch4">
              <text:p>X, мм</text:p>
            </chart:title>
            <chart:grid chart:style-name="ch5" chart:class="major"/>
          </chart:axis>
          <chart:axis chart:dimension="y" chart:name="primary-y" chart:style-name="ch6">
            <chart:title svg:x="0.782cm" svg:y="0.285cm" chart:style-name="ch4">
              <text:p>ξ</text:p>
            </chart:title>
            <chart:grid chart:style-name="ch5" chart:class="major"/>
          </chart:axis>
          <chart:series chart:style-name="ch7" chart:values-cell-range-address="Лист1.D25:Лист1.D33" chart:class="chart:scatter">
            <chart:domain table:cell-range-address="Лист1.C25:Лист1.C33"/>
            <chart:regression-curve chart:style-name="ch8">
              <chart:equation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5">
                <text:p>8.5</text:p>
                <draw:g>
                  <svg:desc>Лист1.C25:Лист1.C33</svg:desc>
                </draw:g>
              </table:table-cell>
              <table:table-cell office:value-type="float" office:value="1.27">
                <text:p>1.27</text:p>
                <draw:g>
                  <svg:desc>Лист1.D25:Лист1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5">
                <text:p>13.5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5">
                <text:p>18.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5">
                <text:p>22.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5">
                <text:p>26.5</text:p>
              </table:table-cell>
              <table:table-cell office:value-type="float" office:value="4.17">
                <text:p>4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